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3200000023D67252D129E6C0D3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ff4500" draw:marker-start-width="0.321cm" draw:marker-end-width="0.321cm" draw:fill="none" draw:textarea-horizontal-align="justify" draw:textarea-vertical-align="middle" draw:auto-grow-height="false" fo:min-height="7.4cm" fo:min-width="0.73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81cm" svg:stroke-color="#ff4500" draw:marker-start-width="0.321cm" draw:marker-end-width="0.321cm" draw:fill="none" draw:textarea-horizontal-align="justify" draw:textarea-vertical-align="middle" draw:auto-grow-height="false" fo:min-height="1.08cm" fo:min-width="0.92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53cm" svg:stroke-color="#ff4500" draw:marker-start="Arrow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81cm" svg:stroke-color="#ff4500" draw:marker-start-width="0.321cm" draw:marker-end-width="0.321cm" draw:fill="none" draw:textarea-horizontal-align="justify" draw:textarea-vertical-align="middle" draw:auto-grow-height="false" fo:min-height="0.6cm" fo:min-width="1.33cm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ff45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4500" draw:marker-start-width="0.321cm" draw:marker-end-width="0.321cm" draw:fill="none" draw:textarea-horizontal-align="justify" draw:textarea-vertical-align="middle" draw:auto-grow-height="false" fo:min-height="5.63cm" fo:min-width="2.03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4500" draw:marker-start-width="0.321cm" draw:marker-end-width="0.321cm" draw:fill="none" draw:textarea-horizontal-align="justify" draw:textarea-vertical-align="middle" draw:auto-grow-height="false" fo:min-height="1.13cm" fo:min-width="1.57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3pt" style:font-size-asian="13pt" style:font-size-complex="13pt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1.288cm" svg:height="8.085cm" svg:x="2.95cm" svg:y="2.615cm">
          <draw:image xlink:href="Pictures/10000000000003200000023D67252D129E6C0D32.jpg" xlink:type="simple" xlink:show="embed" xlink:actuate="onLoad" loext:mime-type="image/jpeg">
            <text:p/>
          </draw:image>
        </draw:frame>
        <draw:custom-shape draw:style-name="gr2" draw:text-style-name="P2" draw:layer="layout" svg:width="1.23cm" svg:height="7.65cm" svg:x="3.38cm" svg:y="2.8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836cm" svg:height="1.275cm" draw:transform="rotate (1.5707963267949) translate (2.01cm 10.5cm)">
          <draw:text-box>
            <text:p text:style-name="P3">Připojení detektorů. Zleva:</text:p>
            <text:p text:style-name="P3">LED, +5V, snímač</text:p>
          </draw:text-box>
        </draw:frame>
        <draw:frame draw:style-name="gr3" draw:text-style-name="P4" draw:layer="layout" svg:width="4.922cm" svg:height="1.275cm" svg:x="5.33cm" svg:y="1.87cm">
          <draw:text-box>
            <text:p><text:span text:style-name="T1">MicroUSB: nastavení,</text:span></text:p>
            <text:p><text:span text:style-name="T1">Upgrade.</text:span></text:p>
          </draw:text-box>
        </draw:frame>
        <draw:custom-shape draw:style-name="gr4" draw:text-style-name="P2" draw:layer="layout" svg:width="1.42cm" svg:height="1.33cm" svg:x="7.67cm" svg:y="3.89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35cm" svg:y1="3.82cm" svg:x2="7.31cm" svg:y2="2.57cm">
          <text:p/>
        </draw:line>
        <draw:frame draw:style-name="gr3" draw:text-style-name="P4" draw:layer="layout" svg:width="3.118cm" svg:height="1.275cm" svg:x="10.72cm" svg:y="1.57cm">
          <draw:text-box>
            <text:p text:style-name="P3"><text:span text:style-name="T1">Výstupy, </text:span></text:p>
            <text:p text:style-name="P3"><text:span text:style-name="T1">ovládání relé</text:span></text:p>
          </draw:text-box>
        </draw:frame>
        <draw:custom-shape draw:style-name="gr6" draw:text-style-name="P2" draw:layer="layout" svg:width="1.91cm" svg:height="0.93cm" svg:x="9.51cm" svg:y="4.48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2.21cm" svg:y1="2.74cm" svg:x2="10.28cm" svg:y2="4.46cm">
          <text:p/>
        </draw:line>
        <draw:custom-shape draw:style-name="gr8" draw:text-style-name="P2" draw:layer="layout" svg:width="2.61cm" svg:height="5.96cm" svg:x="11.51cm" svg:y="4.8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039cm" svg:height="1.275cm" draw:transform="rotate (1.5707963267949) translate (14.22cm 11.089cm)">
          <draw:text-box>
            <text:p text:style-name="P3"><text:span text:style-name="T1">Sběrnice S88</text:span><text:span text:style-name="T1"><text:line-break/></text:span><text:span text:style-name="T1">zleva: další modul, centrála</text:span></text:p>
          </draw:text-box>
        </draw:frame>
        <draw:custom-shape draw:style-name="gr9" draw:text-style-name="P2" draw:layer="layout" svg:width="2.15cm" svg:height="1.46cm" svg:x="12.01cm" svg:y="3.2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331cm" svg:height="1.275cm" svg:x="14.3cm" svg:y="2.83cm">
          <draw:text-box>
            <text:p text:style-name="P3">Napájení<text:line-break/>+6-12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2T13:23:48.813348989</meta:creation-date>
    <dc:date>2021-08-22T14:14:01.158744855</dc:date>
    <meta:editing-duration>PT40M2S</meta:editing-duration>
    <meta:editing-cycles>1</meta:editing-cycles>
    <meta:document-statistic meta:object-count="13"/>
    <meta:generator>LibreOffice/6.2.8.2$Linux_X86_64 LibreOffice_project/20$Build-2</meta:generator>
  </office:meta>
</office:document-meta>
</file>